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width="0.051cm" svg:stroke-color="#9999ff" draw:marker-start-width="0.276cm" draw:marker-end-width="0.276cm" draw:fill="none" draw:fill-color="#e6e6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1cm" svg:stroke-color="#9999ff" draw:marker-start-width="0.276cm" draw:marker-end="Arrow" draw:marker-end-width="0.279cm" draw:fill="none" draw:textarea-vertical-align="middle" fo:padding-top="0.15cm" fo:padding-bottom="0.15cm" fo:padding-left="0.275cm" fo:padding-right="0.275cm"/>
    </style:style>
    <style:style style:name="gr6"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svg:stroke-color="#cccccc"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P1" style:family="paragraph">
      <style:paragraph-properties fo:text-align="center"/>
      <style:text-properties fo:color="#666666" fo:font-size="9pt" style:font-size-asian="9pt" style:font-size-complex="9pt"/>
    </style:style>
    <style:style style:name="P2" style:family="paragraph">
      <style:paragraph-properties fo:text-align="center"/>
    </style:style>
    <style:style style:name="P3" style:family="paragraph">
      <style:paragraph-properties fo:text-align="center"/>
      <style:text-properties fo:color="#666666" fo:font-size="13pt" style:font-size-asian="13pt" style:font-size-complex="13pt"/>
    </style:style>
    <style:style style:name="P4" style:family="paragraph">
      <style:paragraph-properties fo:text-align="start"/>
    </style:style>
    <style:style style:name="P5" style:family="paragraph">
      <style:paragraph-properties fo:text-align="start"/>
      <style:text-properties fo:color="#666666" fo:font-size="11pt" style:font-size-asian="11pt" style:font-size-complex="11pt"/>
    </style:style>
    <style:style style:name="P6" style:family="paragraph">
      <style:paragraph-properties fo:text-align="center"/>
      <style:text-properties fo:color="#666666" fo:font-size="9pt" style:font-size-asian="11pt" style:font-size-complex="11pt"/>
    </style:style>
    <style:style style:name="P7" style:family="paragraph">
      <style:paragraph-properties fo:text-align="center"/>
      <style:text-properties fo:color="#666666" fo:font-size="9pt" style:font-size-asian="13pt" style:font-size-complex="13pt"/>
    </style:style>
    <style:style style:name="P8" style:family="paragraph">
      <style:paragraph-properties fo:text-align="center"/>
      <style:text-properties fo:color="#666666" fo:font-size="10pt" style:font-size-asian="10pt" style:font-size-complex="10pt"/>
    </style:style>
    <style:style style:name="P9" style:family="paragraph">
      <style:paragraph-properties fo:text-align="center"/>
      <style:text-properties fo:color="#666666" fo:font-size="10pt" fo:font-style="italic" style:font-size-asian="10pt" style:font-style-asian="italic" style:font-size-complex="10pt" style:font-style-complex="italic"/>
    </style:style>
    <style:style style:name="T1" style:family="text">
      <style:text-properties fo:color="#666666" fo:font-size="11pt" fo:font-weight="bold" style:font-size-asian="11pt" style:font-weight-asian="bold" style:font-size-complex="11pt" style:font-weight-complex="bold"/>
    </style:style>
    <style:style style:name="T2" style:family="text">
      <style:text-properties fo:color="#666666" fo:font-size="11pt" style:font-size-asian="11pt" style:font-size-complex="11pt"/>
    </style:style>
    <style:style style:name="T3" style:family="text">
      <style:text-properties fo:color="#666666" fo:font-size="9pt" style:font-size-asian="11pt" style:font-size-complex="11pt"/>
    </style:style>
    <style:style style:name="T4" style:family="text">
      <style:text-properties fo:color="#666666" fo:font-size="10pt" style:font-size-asian="10pt" style:font-size-complex="10pt"/>
    </style:style>
    <style:style style:name="T5" style:family="text">
      <style:text-properties fo:color="#666666" fo:font-size="9pt" style:font-size-asian="9pt" style:font-size-complex="9pt"/>
    </style:style>
    <style:style style:name="T6" style:family="text">
      <style:text-properties fo:color="#666666" fo:font-size="10pt" fo:font-style="italic" style:font-size-asian="10pt" style:font-style-asian="italic"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32cm" svg:height="1.27cm" svg:x="14.743cm" svg:y="4.175cm">
          <text:p/>
          <draw:enhanced-geometry svg:viewBox="0 0 21600 21600" draw:mirror-horizontal="false" draw:mirror-vertical="false" draw:type="rectangle" draw:enhanced-path="M 0 0 L 21600 0 21600 21600 0 21600 0 0 Z N"/>
        </draw:custom-shape>
        <draw:line draw:style-name="gr2" draw:text-style-name="P2" draw:layer="layout" svg:x1="6.212cm" svg:y1="1.327cm" svg:x2="6.234cm" svg:y2="6.915cm">
          <text:p/>
        </draw:line>
        <draw:frame draw:style-name="gr3" draw:layer="layout" svg:width="16.263cm" svg:height="5.939cm" svg:x="2.016cm" svg:y="9.92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custom-shape draw:style-name="gr1" draw:text-style-name="P3" draw:layer="layout" svg:width="1.032cm" svg:height="2.921cm" svg:x="1.73cm" svg:y="3.613cm">
          <text:p text:style-name="P2"/>
          <draw:enhanced-geometry svg:viewBox="0 0 21600 21600" draw:mirror-horizontal="false" draw:mirror-vertical="false" draw:type="rectangle" draw:enhanced-path="M 0 0 L 21600 0 21600 21600 0 21600 0 0 Z N"/>
        </draw:custom-shape>
        <draw:custom-shape draw:style-name="gr4" draw:text-style-name="P5" draw:layer="layout" svg:width="4.461cm" svg:height="1.586cm" svg:x="1.508cm" svg:y="1.519cm">
          <text:p text:style-name="P4"><text:span text:style-name="T1">1. File chunking</text:span></text:p>
          <text:p text:style-name="P4"><text:span text:style-name="T2">Index all files and divide</text:span></text:p>
          <text:p text:style-name="P4"><text:span text:style-name="T2">them into unique chunks</text:span></text:p>
          <text:p text:style-name="P4"><text:span text:style-name="T2"/></text:p>
          <draw:enhanced-geometry svg:viewBox="0 0 21600 21600" draw:mirror-horizontal="false" draw:mirror-vertical="false" draw:type="rectangle" draw:enhanced-path="M 0 0 L 21600 0 21600 21600 0 21600 0 0 Z N"/>
        </draw:custom-shape>
        <draw:custom-shape draw:style-name="gr4" draw:text-style-name="P5" draw:layer="layout" svg:width="5.52cm" svg:height="1.586cm" svg:x="6.656cm" svg:y="1.519cm">
          <text:p text:style-name="P4"><text:span text:style-name="T1">2. Create multichunks</text:span></text:p>
          <text:p text:style-name="P4"><text:span text:style-name="T2">Compare chunks to database</text:span></text:p>
          <text:p text:style-name="P4"><text:span text:style-name="T2">and combine new chunks to</text:span></text:p>
          <text:p text:style-name="P4"><text:span text:style-name="T2">multichunks</text:span></text:p>
          <draw:enhanced-geometry svg:viewBox="0 0 21600 21600" draw:mirror-horizontal="false" draw:mirror-vertical="false" draw:type="rectangle" draw:enhanced-path="M 0 0 L 21600 0 21600 21600 0 21600 0 0 Z N"/>
        </draw:custom-shape>
        <draw:line draw:style-name="gr5" draw:text-style-name="P2" draw:layer="layout" svg:x1="3.032cm" svg:y1="5.01cm" svg:x2="3.794cm" svg:y2="5.01cm">
          <text:p/>
        </draw:line>
        <draw:line draw:style-name="gr5" draw:text-style-name="P2" draw:layer="layout" svg:x1="7.731cm" svg:y1="3.994cm" svg:x2="9.128cm" svg:y2="5.518cm">
          <text:p/>
        </draw:line>
        <draw:custom-shape draw:style-name="gr6" draw:text-style-name="P6" draw:layer="layout" svg:width="1.032cm" svg:height="0.762cm" svg:x="4.175cm" svg:y="3.613cm">
          <text:p text:style-name="P2"><text:span text:style-name="T3">1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762cm" svg:x="4.175cm" svg:y="4.375cm">
          <text:p text:style-name="P2"><text:span text:style-name="T3">42</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4.175cm" svg:y="5.137cm">
          <text:p text:style-name="P2"><text:span text:style-name="T3">33</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1.032cm" svg:height="0.762cm" svg:x="4.175cm" svg:y="5.772cm">
          <text:p text:style-name="P2"><text:span text:style-name="T3">18</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9.112cm" svg:y="5.264cm">
          <text:p text:style-name="P2"><text:span text:style-name="T3">1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9.112cm" svg:y="5.899cm">
          <text:p text:style-name="P2"><text:span text:style-name="T3">33</text:span></text:p>
          <draw:enhanced-geometry svg:viewBox="0 0 21600 21600" draw:mirror-horizontal="false" draw:mirror-vertical="false" draw:type="rectangle" draw:enhanced-path="M 0 0 L 21600 0 21600 21600 0 21600 0 0 Z N"/>
        </draw:custom-shape>
        <draw:line draw:style-name="gr5" draw:text-style-name="P2" draw:layer="layout" svg:x1="7.731cm" svg:y1="5.391cm" svg:x2="9.128cm" svg:y2="6.28cm">
          <text:p/>
        </draw:line>
        <draw:custom-shape draw:style-name="gr7" draw:text-style-name="P6" draw:layer="layout" svg:width="1.032cm" svg:height="0.762cm" svg:x="6.78cm" svg:y="4.375cm">
          <text:p text:style-name="P2"><text:span text:style-name="T3">42</text:span></text:p>
          <draw:enhanced-geometry svg:viewBox="0 0 21600 21600" draw:mirror-horizontal="false" draw:mirror-vertical="false" draw:type="rectangle" draw:enhanced-path="M 0 0 L 21600 0 21600 21600 0 21600 0 0 Z N"/>
        </draw:custom-shape>
        <draw:custom-shape draw:style-name="gr7" draw:text-style-name="P7" draw:layer="layout" svg:width="1.032cm" svg:height="0.762cm" svg:x="6.78cm" svg:y="5.772cm">
          <text:p text:style-name="P2"><text:span text:style-name="T3">18</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508cm" svg:x="9.128cm" svg:y="3.613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381cm" svg:x="9.128cm" svg:y="4.629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508cm" svg:x="9.128cm" svg:y="4.121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762cm" svg:x="6.78cm" svg:y="3.613cm">
          <text:p text:style-name="P2"><text:span text:style-name="T3">1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6.78cm" svg:y="5.137cm">
          <text:p text:style-name="P2"><text:span text:style-name="T3">33</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5.52cm" svg:height="1.586cm" svg:x="12.625cm" svg:y="1.481cm">
          <text:p text:style-name="P4"><text:span text:style-name="T1">3. Upload multichunks</text:span></text:p>
          <text:p text:style-name="P4"><text:span text:style-name="T2">Encrypt and upload multichunks</text:span></text:p>
          <text:p text:style-name="P4"><text:span text:style-name="T2">to offsite storage using a storage</text:span></text:p>
          <text:p text:style-name="P4"><text:span text:style-name="T2">plugin</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12.652cm" svg:y="5.264cm">
          <text:p text:style-name="P2"><text:span text:style-name="T3">1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032cm" svg:height="0.635cm" svg:x="12.652cm" svg:y="5.899cm">
          <text:p text:style-name="P2"><text:span text:style-name="T3">33</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508cm" svg:x="12.668cm" svg:y="3.613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381cm" svg:x="12.668cm" svg:y="4.629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032cm" svg:height="0.508cm" svg:x="12.668cm" svg:y="4.121cm">
          <text:p text:style-name="P2"><text:span text:style-name="T4">...</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032cm" svg:height="1.27cm" svg:x="14.997cm" svg:y="4.429cm">
          <text:p text:style-name="P2"><text:span text:style-name="T5"/></text:p>
          <draw:enhanced-geometry svg:viewBox="0 0 21600 21600" draw:mirror-horizontal="false" draw:mirror-vertical="false" draw:type="rectangle" draw:enhanced-path="M 0 0 L 21600 0 21600 21600 0 21600 0 0 Z N"/>
        </draw:custom-shape>
        <draw:custom-shape draw:style-name="gr6" draw:text-style-name="P1" draw:layer="layout" svg:width="1.032cm" svg:height="1.27cm" svg:x="15.235cm" svg:y="4.683cm">
          <text:p text:style-name="P2"><text:span text:style-name="T5">Multi-</text:span></text:p>
          <text:p text:style-name="P2"><text:span text:style-name="T5">Chunk</text:span></text:p>
          <text:p text:style-name="P2"><text:span text:style-name="T5">44</text:span></text:p>
          <draw:enhanced-geometry svg:viewBox="0 0 21600 21600" draw:mirror-horizontal="false" draw:mirror-vertical="false" draw:type="rectangle" draw:enhanced-path="M 0 0 L 21600 0 21600 21600 0 21600 0 0 Z N"/>
        </draw:custom-shape>
        <draw:line draw:style-name="gr5" draw:text-style-name="P2" draw:layer="layout" svg:x1="13.827cm" svg:y1="4.248cm" svg:x2="14.589cm" svg:y2="4.629cm">
          <text:p/>
        </draw:line>
        <draw:line draw:style-name="gr5" draw:text-style-name="P2" draw:layer="layout" svg:x1="13.827cm" svg:y1="5.899cm" svg:x2="14.589cm" svg:y2="5.518cm">
          <text:p/>
        </draw:line>
        <draw:line draw:style-name="gr5" draw:text-style-name="P2" draw:layer="layout" svg:x1="16.421cm" svg:y1="5.137cm" svg:x2="17.183cm" svg:y2="5.137cm">
          <text:p/>
        </draw:line>
        <draw:custom-shape draw:style-name="gr8" draw:text-style-name="P9" draw:layer="layout" svg:width="1.934cm" svg:height="1.651cm" svg:x="17.275cm" svg:y="4.348cm">
          <text:p text:style-name="P2"><text:span text:style-name="T6">FTP, S3,</text:span></text:p>
          <text:p text:style-name="P2"><text:span text:style-name="T6">...</text:span></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2" draw:layer="layout" svg:x1="12.176cm" svg:y1="1.327cm" svg:x2="12.198cm" svg:y2="6.9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4-08-21T22:46:08.377985337</meta:creation-date>
    <dc:date>2014-08-24T02:45:21.771551873</dc:date>
    <dc:creator>Philipp </dc:creator>
    <meta:editing-duration>PT13H2M56S</meta:editing-duration>
    <meta:editing-cycles>22</meta:editing-cycles>
    <meta:generator>LibreOffice/4.1.3.2$Linux_X86_64 LibreOffice_project/410m0$Build-2</meta:generator>
    <meta:document-statistic meta:object-count="35"/>
  </office:meta>
</office:document-meta>
</file>